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490000016ECE5F801C76D877F2.png" manifest:media-type="image/png"/>
  <manifest:file-entry manifest:full-path="Pictures/10000201000003BE000003BE17D9F1D105AEA3EE.png" manifest:media-type="image/png"/>
  <manifest:file-entry manifest:full-path="Pictures/1000020100000398000002B769D6FFEFECFB7101.png" manifest:media-type="image/png"/>
  <manifest:file-entry manifest:full-path="Pictures/100002010000028D00000218EF5E4C6B8931031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necraf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Richard Smit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3d co-ordinat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emo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2" draw:text-style-name="P3" draw:layer="layout" svg:width="8.4cm" svg:height="6.894cm" svg:x="2.8cm" svg:y="0.306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9.795cm" svg:height="7.4cm" svg:x="15.205cm" svg:y="0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8.95cm" svg:height="5.6cm" svg:x="8.561cm" svg:y="9.273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3" draw:text-style-name="P4" draw:layer="layout" svg:x1="7.6cm" svg:y1="7.2cm" svg:x2="10cm" svg:y2="9.4cm">
          <text:p/>
        </draw:line>
        <draw:frame draw:style-name="gr4" draw:text-style-name="P5" draw:layer="layout" svg:width="3.6cm" svg:height="0.962cm" svg:x="4.2cm" svg:y="7.4cm">
          <draw:text-box>
            <text:p>Minecraft</text:p>
          </draw:text-box>
        </draw:frame>
        <draw:frame draw:style-name="gr5" draw:text-style-name="P5" draw:layer="layout" svg:width="6.2cm" svg:height="1.673cm" svg:x="17.6cm" svg:y="7.6cm">
          <draw:text-box>
            <text:p>Python program</text:p>
          </draw:text-box>
        </draw:frame>
        <draw:frame draw:style-name="gr4" draw:text-style-name="P5" draw:layer="layout" svg:width="4.2cm" svg:height="0.962cm" svg:x="11.6cm" svg:y="14.873cm">
          <draw:text-box>
            <text:p>Server</text:p>
          </draw:text-box>
        </draw:frame>
        <draw:line draw:style-name="gr3" draw:text-style-name="P4" draw:layer="layout" svg:x1="18cm" svg:y1="7.4cm" svg:x2="15.6cm" svg:y2="9.273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Possible to work in pair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2" draw:text-style-name="P3" draw:layer="layout" svg:width="15.749cm" svg:height="15.749cm" svg:x="14.251cm" svg:y="-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15.749cm" svg:height="15.749cm" svg:x="-1.4cm" svg:y="-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8.8cm" svg:height="7.222cm" svg:x="2.8cm" svg:y="1.506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4.883cm" svg:height="3.689cm" svg:x="19.317cm" svg:y="1.4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4.8cm" svg:height="3.003cm" svg:x="19.4cm" svg:y="5.4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6" draw:text-style-name="P4" draw:layer="layout" svg:x1="11.6cm" svg:y1="6.6cm" svg:x2="19.4cm" svg:y2="6.6cm">
          <text:p/>
        </draw:line>
        <draw:line draw:style-name="gr6" draw:text-style-name="P4" draw:layer="layout" svg:x1="21.8cm" svg:y1="4.6cm" svg:x2="21.8cm" svg:y2="5.984cm">
          <text:p/>
        </draw:line>
        <draw:frame draw:style-name="gr4" draw:text-style-name="P5" draw:layer="layout" svg:width="1.8cm" svg:height="0.962cm" svg:x="13.4cm" svg:y="5.6cm">
          <draw:text-box>
            <text:p>wifi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But not larger groups this week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2" draw:text-style-name="P3" draw:layer="layout" svg:width="10.8cm" svg:height="11.2cm" svg:x="8.6cm" svg:y="2.8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2.8cm" svg:y="0.4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4.293cm" svg:y="0.9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3.348cm" svg:height="2.624cm" svg:x="12.074cm" svg:y="3.938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3.291cm" svg:height="2.136cm" svg:x="12.131cm" svg:y="6.782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6" draw:text-style-name="P4" draw:layer="layout" svg:x1="6.6cm" svg:y1="3.234cm" svg:x2="12.131cm" svg:y2="7.4cm">
          <text:p/>
        </draw:line>
        <draw:frame draw:style-name="gr2" draw:text-style-name="P3" draw:layer="layout" svg:width="5.6cm" svg:height="5cm" svg:x="2.6cm" svg:y="1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4.093cm" svg:y="10.7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19.8cm" svg:y="0.4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21.293cm" svg:y="0.9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19.8cm" svg:y="1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21.293cm" svg:y="10.741cm">
          <draw:image xlink:href="Pictures/100002010000028D00000218EF5E4C6B89310310.png" xlink:type="simple" xlink:show="embed" xlink:actuate="onLoad" loext:mime-type="image/png">
            <text:p/>
          </draw:image>
        </draw:frame>
        <draw:line draw:style-name="gr6" draw:text-style-name="P4" draw:layer="layout" svg:x1="7.069cm" svg:y1="12cm" svg:x2="12cm" svg:y2="8.2cm">
          <text:p/>
        </draw:line>
        <draw:line draw:style-name="gr6" draw:text-style-name="P4" draw:layer="layout" svg:x1="23cm" svg:y1="3.234cm" svg:x2="15.6cm" svg:y2="7.4cm">
          <text:p/>
        </draw:line>
        <draw:line draw:style-name="gr6" draw:text-style-name="P4" draw:layer="layout" svg:x1="21.293cm" svg:y1="11.6cm" svg:x2="15.4cm" svg:y2="8.166cm">
          <text:p/>
        </draw:lin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23:04:10.841453000</meta:creation-date>
    <dc:date>2019-05-28T23:28:14.279657000</dc:date>
    <meta:editing-duration>PT24M</meta:editing-duration>
    <meta:editing-cycles>9</meta:editing-cycles>
    <meta:generator>LibreOffice/6.2.1.2$MacOSX_X86_64 LibreOffice_project/7bcb35dc3024a62dea0caee87020152d1ee96e71</meta:generator>
    <meta:document-statistic meta:object-count="72"/>
  </office:meta>
</office:document-meta>
</file>